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padding="0in" fo:border-left="none" fo:border-right="none" fo:border-top="none" fo:border-bottom="0.06pt solid #000000" style:shadow="none"/>
    </style:style>
    <style:style style:name="P2" style:family="paragraph" style:parent-style-name="Text_20_body">
      <style:paragraph-properties fo:margin-top="0in" fo:margin-bottom="0.0398in" loext:contextual-spacing="false" fo:text-align="start" style:justify-single-word="false" style:vertical-align="bottom"/>
      <style:text-properties style:text-line-through-style="solid" style:text-line-through-type="single" fo:font-size="9pt" style:font-size-asian="9pt" style:font-size-complex="9pt"/>
    </style:style>
    <style:style style:name="P3" style:family="paragraph" style:parent-style-name="Text_20_body">
      <style:paragraph-properties fo:margin-top="0in" fo:margin-bottom="0.0398in" loext:contextual-spacing="false" fo:padding="0in" fo:border-left="none" fo:border-right="0.99pt solid #000000" fo:border-top="none" fo:border-bottom="none" style:shadow="none"/>
      <style:text-properties fo:font-size="9pt" style:font-size-asian="9pt" style:font-size-complex="9pt"/>
    </style:style>
    <style:style style:name="P4" style:family="paragraph" style:parent-style-name="Text_20_body">
      <style:paragraph-properties fo:margin-top="0in" fo:margin-bottom="0in" loext:contextual-spacing="false" fo:padding="0in" fo:border="none" style:shadow="none" style:vertical-align="bottom"/>
      <style:text-properties officeooo:paragraph-rsid="001ce1c9"/>
    </style:style>
    <style:style style:name="P5" style:family="paragraph" style:parent-style-name="Text_20_body">
      <style:paragraph-properties fo:margin-top="0in" fo:margin-bottom="0in" loext:contextual-spacing="false" fo:padding="0in" fo:border="none" style:writing-mode="page"/>
      <style:text-properties officeooo:paragraph-rsid="00274bee"/>
    </style:style>
    <style:style style:name="P6" style:family="paragraph" style:parent-style-name="Text_20_body">
      <style:paragraph-properties fo:padding="0in" fo:border="none" style:shadow="none" style:vertical-align="bottom"/>
      <style:text-properties style:font-name="Nimbus Sans L" officeooo:paragraph-rsid="0029854c" fo:background-color="transparent"/>
    </style:style>
    <style:style style:name="P7" style:family="paragraph" style:parent-style-name="Text_20_body">
      <style:paragraph-properties fo:padding="0in" fo:border="none" style:shadow="none"/>
      <style:text-properties officeooo:paragraph-rsid="002016de"/>
    </style:style>
    <style:style style:name="P8" style:family="paragraph" style:parent-style-name="Text_20_body">
      <style:paragraph-properties fo:padding="0in" fo:border="none" style:shadow="none"/>
      <style:text-properties officeooo:paragraph-rsid="00214b87"/>
    </style:style>
    <style:style style:name="P9" style:family="paragraph" style:parent-style-name="Text_20_body">
      <style:paragraph-properties fo:padding="0in" fo:border="none" style:shadow="none"/>
      <style:text-properties officeooo:paragraph-rsid="00259e63"/>
    </style:style>
    <style:style style:name="P10" style:family="paragraph" style:parent-style-name="Text_20_body">
      <style:paragraph-properties fo:padding="0in" fo:border="none" style:shadow="none" style:vertical-align="bottom"/>
      <style:text-properties officeooo:paragraph-rsid="0029854c" fo:background-color="transparent"/>
    </style:style>
    <style:style style:name="P11" style:family="paragraph" style:parent-style-name="Text_20_body">
      <style:paragraph-properties fo:padding="0in" fo:border="none" style:shadow="none" style:writing-mode="page"/>
      <style:text-properties officeooo:paragraph-rsid="001e5498"/>
    </style:style>
    <style:style style:name="P12" style:family="paragraph" style:parent-style-name="Text_20_body">
      <style:paragraph-properties fo:padding="0in" fo:border="none" style:shadow="none" style:writing-mode="page"/>
      <style:text-properties officeooo:paragraph-rsid="00259e63"/>
    </style:style>
    <style:style style:name="P13" style:family="paragraph" style:parent-style-name="Text_20_body">
      <style:paragraph-properties fo:padding="0in" fo:border="none" style:shadow="none" style:writing-mode="page"/>
      <style:text-properties officeooo:paragraph-rsid="0026e5f0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text-align="start" style:justify-single-word="false">
        <style:tab-stops>
          <style:tab-stop style:position="0.5209in"/>
          <style:tab-stop style:position="2.3626in"/>
        </style:tab-stops>
      </style:paragraph-properties>
    </style:style>
    <style:style style:name="P16" style:family="paragraph" style:parent-style-name="Standard">
      <style:paragraph-properties fo:text-align="start" style:justify-single-word="false" style:vertical-align="bottom">
        <style:tab-stops>
          <style:tab-stop style:position="0.5209in"/>
          <style:tab-stop style:position="2.3626in"/>
        </style:tab-stops>
      </style:paragraph-properties>
    </style:style>
    <style:style style:name="P17" style:family="paragraph" style:parent-style-name="Standard">
      <style:paragraph-properties fo:text-align="start" style:justify-single-word="false"/>
      <style:text-properties style:text-line-through-style="solid" style:text-line-through-type="single"/>
    </style:style>
    <style:style style:name="P18" style:family="paragraph" style:parent-style-name="Text_20_body">
      <style:text-properties officeooo:paragraph-rsid="001ce1c9"/>
    </style:style>
    <style:style style:name="P19" style:family="paragraph" style:parent-style-name="Text_20_body">
      <style:text-properties officeooo:paragraph-rsid="001e5498"/>
    </style:style>
    <style:style style:name="P20" style:family="paragraph" style:parent-style-name="Text_20_body">
      <style:text-properties officeooo:paragraph-rsid="002016de"/>
    </style:style>
    <style:style style:name="P21" style:family="paragraph" style:parent-style-name="Text_20_body">
      <style:text-properties officeooo:paragraph-rsid="00214b87"/>
    </style:style>
    <style:style style:name="P22" style:family="paragraph" style:parent-style-name="Text_20_body">
      <style:text-properties officeooo:paragraph-rsid="00214b87" fo:background-color="transparent"/>
    </style:style>
    <style:style style:name="P23" style:family="paragraph" style:parent-style-name="Text_20_body">
      <style:text-properties officeooo:paragraph-rsid="002464d9"/>
    </style:style>
    <style:style style:name="P24" style:family="paragraph" style:parent-style-name="Text_20_body">
      <style:text-properties officeooo:paragraph-rsid="00259e63"/>
    </style:style>
    <style:style style:name="P25" style:family="paragraph" style:parent-style-name="Text_20_body">
      <style:text-properties officeooo:paragraph-rsid="0026e5f0"/>
    </style:style>
    <style:style style:name="P26" style:family="paragraph" style:parent-style-name="Text_20_body">
      <style:text-properties officeooo:paragraph-rsid="0029854c"/>
    </style:style>
    <style:style style:name="P27" style:family="paragraph" style:parent-style-name="Text_20_body">
      <style:paragraph-properties fo:margin-left="0in" fo:margin-right="0in" fo:text-indent="0in" style:auto-text-indent="false"/>
      <style:text-properties officeooo:paragraph-rsid="001e5498"/>
    </style:style>
    <style:style style:name="P28" style:family="paragraph" style:parent-style-name="Text_20_body">
      <style:paragraph-properties style:shadow="none" style:vertical-align="bottom"/>
      <style:text-properties officeooo:paragraph-rsid="002464d9"/>
    </style:style>
    <style:style style:name="P29" style:family="paragraph" style:parent-style-name="Text_20_body">
      <style:paragraph-properties style:shadow="none" style:vertical-align="bottom"/>
      <style:text-properties officeooo:paragraph-rsid="0026e5f0"/>
    </style:style>
    <style:style style:name="P30" style:family="paragraph" style:parent-style-name="Text_20_body">
      <style:paragraph-properties fo:margin-top="0in" fo:margin-bottom="0in" loext:contextual-spacing="false" fo:padding="0in" fo:border="none" style:writing-mode="page"/>
      <style:text-properties officeooo:rsid="00159ffc" officeooo:paragraph-rsid="0026e5f0"/>
    </style:style>
    <style:style style:name="P31" style:family="paragraph" style:parent-style-name="Text_20_body">
      <style:paragraph-properties fo:margin-top="0in" fo:margin-bottom="0in" loext:contextual-spacing="false" fo:padding="0in" fo:border="none" style:shadow="none" style:vertical-align="bottom" style:writing-mode="page"/>
      <style:text-properties style:font-name="Nimbus Sans L" officeooo:rsid="00159ffc" officeooo:paragraph-rsid="0029f1b1" fo:background-color="transparent"/>
    </style:style>
    <style:style style:name="P32" style:family="paragraph" style:parent-style-name="Text_20_body">
      <style:paragraph-properties fo:padding="0in" fo:border="none" style:shadow="none" style:vertical-align="bottom"/>
      <style:text-properties officeooo:paragraph-rsid="0029f1b1" fo:background-color="transparent"/>
    </style:style>
    <style:style style:name="P33" style:family="paragraph" style:parent-style-name="Text_20_body">
      <style:paragraph-properties fo:padding="0in" fo:border="none" style:shadow="none"/>
      <style:text-properties officeooo:paragraph-rsid="0029f1b1" fo:background-color="transparent"/>
    </style:style>
    <style:style style:name="P34" style:family="paragraph" style:parent-style-name="Text_20_body">
      <style:paragraph-properties fo:padding="0in" fo:border="none" style:shadow="none" style:vertical-align="bottom"/>
      <style:text-properties style:font-name="Nimbus Sans L" officeooo:paragraph-rsid="0029f1b1" fo:background-color="transparent"/>
    </style:style>
    <style:style style:name="P35" style:family="paragraph" style:parent-style-name="Text_20_body">
      <style:paragraph-properties fo:padding="0in" fo:border="none" style:shadow="none"/>
      <style:text-properties officeooo:paragraph-rsid="002016de"/>
    </style:style>
    <style:style style:name="P36" style:family="paragraph" style:parent-style-name="Text_20_body">
      <style:text-properties officeooo:paragraph-rsid="0029f1b1"/>
    </style:style>
    <style:style style:name="P37" style:family="paragraph" style:parent-style-name="Text_20_body">
      <style:paragraph-properties fo:margin-top="0in" fo:margin-bottom="0.0398in" loext:contextual-spacing="false"/>
      <style:text-properties officeooo:paragraph-rsid="00214b87"/>
    </style:style>
    <style:style style:name="P38" style:family="paragraph" style:parent-style-name="Text_20_body">
      <style:paragraph-properties fo:margin-top="0in" fo:margin-bottom="0.0398in" loext:contextual-spacing="false"/>
      <style:text-properties fo:font-weight="normal" officeooo:paragraph-rsid="0029f1b1" style:font-weight-asian="normal" style:font-weight-complex="normal"/>
    </style:style>
    <style:style style:name="P39" style:family="paragraph" style:parent-style-name="Heading_20_1">
      <style:text-properties officeooo:paragraph-rsid="0029f1b1"/>
    </style:style>
    <style:style style:name="P40" style:family="paragraph" style:parent-style-name="Heading_20_1">
      <style:paragraph-properties style:shadow="none" fo:keep-with-next="always" style:vertical-align="bottom"/>
      <style:text-properties style:font-name-asian="DejaVu Sans" style:font-name-complex="Lohit Hindi"/>
    </style:style>
    <style:style style:name="P41" style:family="paragraph" style:parent-style-name="Heading_20_1">
      <style:paragraph-properties fo:margin-top="0in" fo:margin-bottom="0.0398in" loext:contextual-spacing="false"/>
    </style:style>
    <style:style style:name="P42" style:family="paragraph" style:parent-style-name="Heading_20_1">
      <style:paragraph-properties fo:margin-top="0in" fo:margin-bottom="0.0398in" loext:contextual-spacing="false" fo:break-before="column"/>
    </style:style>
    <style:style style:name="P43" style:family="paragraph" style:parent-style-name="Heading_20_1">
      <style:paragraph-properties fo:margin-top="0in" fo:margin-bottom="0.0398in" loext:contextual-spacing="false" fo:break-before="column" style:shadow="none" style:vertical-align="bottom"/>
      <style:text-properties style:font-name="Nimbus Sans L1" fo:font-size="11pt" fo:font-weight="bold" officeooo:paragraph-rsid="0023f48d" style:font-name-asian="DejaVu Sans" style:font-size-asian="16.1000003814697pt" style:font-weight-asian="bold" style:font-name-complex="Lohit Hindi" style:font-size-complex="16.1000003814697pt" style:font-weight-complex="bold"/>
    </style:style>
    <style:style style:name="P44" style:family="paragraph" style:parent-style-name="Heading_20_1">
      <style:paragraph-properties fo:margin-top="0in" fo:margin-bottom="0.0398in" loext:contextual-spacing="false" style:shadow="none" style:vertical-align="bottom"/>
      <style:text-properties style:font-name="Nimbus Sans L1" fo:font-size="11pt" fo:font-weight="bold" officeooo:paragraph-rsid="0023f48d" style:font-name-asian="DejaVu Sans" style:font-size-asian="16.1000003814697pt" style:font-weight-asian="bold" style:font-name-complex="Lohit Hindi" style:font-size-complex="16.1000003814697pt" style:font-weight-complex="bold"/>
    </style:style>
    <style:style style:name="P45" style:family="paragraph" style:parent-style-name="Heading_20_1" style:master-page-name="">
      <style:paragraph-properties fo:margin-top="0in" fo:margin-bottom="0.0398in" loext:contextual-spacing="false" style:page-number="auto" fo:break-before="column"/>
    </style:style>
    <style:style style:name="P46" style:family="paragraph" style:parent-style-name="Heading_20_1">
      <style:paragraph-properties fo:margin-top="0.1201in" fo:margin-bottom="0.0402in" loext:contextual-spacing="false" style:shadow="none" fo:keep-with-next="always" style:vertical-align="bottom" style:writing-mode="lr-tb"/>
      <style:text-properties style:font-name="Nimbus Sans L1" fo:font-size="11pt" fo:font-weight="bold" officeooo:paragraph-rsid="0029f1b1" style:font-name-asian="DejaVu Sans" style:font-size-asian="16.1000003814697pt" style:font-weight-asian="bold" style:font-name-complex="Lohit Hindi" style:font-size-complex="16.1000003814697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159ffc" style:font-size-asian="13pt" style:font-size-complex="13pt"/>
    </style:style>
    <style:style style:name="T3" style:family="text">
      <style:text-properties fo:font-size="13pt" officeooo:rsid="0018093f" style:font-size-asian="13pt" style:font-size-complex="13pt"/>
    </style:style>
    <style:style style:name="T4" style:family="text">
      <style:text-properties officeooo:rsid="00159ffc"/>
    </style:style>
    <style:style style:name="T5" style:family="text">
      <style:text-properties style:font-name="Nimbus Sans L"/>
    </style:style>
    <style:style style:name="T6" style:family="text">
      <style:text-properties style:font-name="Nimbus Sans L" officeooo:rsid="001ce1c9"/>
    </style:style>
    <style:style style:name="T7" style:family="text">
      <style:text-properties style:font-name="Nimbus Sans L" officeooo:rsid="0026e5f0"/>
    </style:style>
    <style:style style:name="T8" style:family="text">
      <style:text-properties style:font-name="Nimbus Sans L" officeooo:rsid="0029854c"/>
    </style:style>
    <style:style style:name="T9" style:family="text">
      <style:text-properties style:font-name="Nimbus Sans L" fo:font-size="8.5pt" officeooo:rsid="00159ffc" style:font-size-asian="10.5pt"/>
    </style:style>
    <style:style style:name="T10" style:family="text">
      <style:text-properties style:font-name="Nimbus Sans L" fo:font-size="8.5pt" officeooo:rsid="001e5498" style:font-size-asian="10.5pt"/>
    </style:style>
    <style:style style:name="T11" style:family="text">
      <style:text-properties style:font-name="Nimbus Sans L" fo:background-color="transparent" loext:char-shading-value="0"/>
    </style:style>
    <style:style style:name="T12" style:family="text">
      <style:text-properties style:font-name="Nimbus Sans L" officeooo:rsid="002016de" fo:background-color="transparent" loext:char-shading-value="0"/>
    </style:style>
    <style:style style:name="T13" style:family="text">
      <style:text-properties officeooo:rsid="001938c9"/>
    </style:style>
    <style:style style:name="T14" style:family="text">
      <style:text-properties officeooo:rsid="001ce1c9"/>
    </style:style>
    <style:style style:name="T15" style:family="text">
      <style:text-properties officeooo:rsid="001e5498"/>
    </style:style>
    <style:style style:name="T16" style:family="text">
      <style:text-properties officeooo:rsid="002016de"/>
    </style:style>
    <style:style style:name="T17" style:family="text">
      <style:text-properties officeooo:rsid="00214b87"/>
    </style:style>
    <style:style style:name="T18" style:family="text">
      <style:text-properties officeooo:rsid="00233e85"/>
    </style:style>
    <style:style style:name="T19" style:family="text">
      <style:text-properties officeooo:rsid="002464d9"/>
    </style:style>
    <style:style style:name="T20" style:family="text">
      <style:text-properties officeooo:rsid="00259e63"/>
    </style:style>
    <style:style style:name="T21" style:family="text">
      <style:text-properties officeooo:rsid="0026e5f0"/>
    </style:style>
    <style:style style:name="T22" style:family="text">
      <style:text-properties officeooo:rsid="00274bee"/>
    </style:style>
    <style:style style:name="T23" style:family="text">
      <style:text-properties officeooo:rsid="0029854c"/>
    </style:style>
    <style:style style:name="fr1" style:family="graphic" style:parent-style-name="Frame">
      <style:graphic-properties fo:margin-left="0in" fo:margin-right="0in" fo:margin-top="0.1965in" fo:margin-bottom="0in" style:wrap="none" style:vertical-pos="from-top" style:vertical-rel="page" style:horizontal-pos="from-lef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Sect1" style:family="section">
      <style:section-properties text:dont-balance-text-columns="false" style:editable="false">
        <style:columns fo:column-count="1" fo:column-gap="0in">
          <style:column-sep style:width="0.0008in" style:color="#000000" style:height="100%" style:style="solid"/>
        </style:columns>
      </style:section-properties>
    </style:style>
    <number:date-style style:name="N12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minutes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2" svg:x="7.8882in" svg:y="5.8799in" draw:z-index="0">
        <draw:text-box fo:min-height="2.1193in" fo:min-width="3.5291in">
          <text:h text:style-name="P40" text:outline-level="1">Conventions</text:h>
          <text:p text:style-name="P3">Additions since the last release are marked with a vertical bar</text:p>
          <text:p text:style-name="P2">Deletions since the last release are struck through</text:p>
          <text:p text:style-name="P17"/>
          <text:p text:style-name="P15">Author: <text:tab/>Michael Pellaton</text:p>
          <text:p text:style-name="P16">Version:<text:tab/><text:modification-date style:data-style-name="N121">2018-01-28 1923</text:modification-date><text:line-break/>Source: <text:tab/><text:a xlink:type="simple" xlink:href="https://github.com/pellaton/eclipse-cheatsheet" text:style-name="Internet_20_link" text:visited-style-name="Visited_20_Internet_20_Link">https://github.com/pellaton/eclipse-cheatsheet</text:a><text:line-break/></text:p>
          <text:p text:style-name="P14">Copyright © 201<text:span text:style-name="T13">8</text:span> by Netcetera AG, Zürich.<text:line-break/><text:line-break/>Released under EPL v1.0 <text:line-break/><text:a xlink:type="simple" xlink:href="http://www.eclipse.org/legal/epl-v10.html" text:style-name="Internet_20_link" text:visited-style-name="Visited_20_Internet_20_Link">http://www.eclipse.org/legal/epl-v10.html</text:a></text:p>
        </draw:text-box>
      </draw:frame>
      <text:section text:style-name="Sect1" text:name="Section1">
        <text:h text:style-name="P41" text:outline-level="1">File</text:h>
        <text:p text:style-name="P18">New<text:tab/><text:span text:style-name="T14">⌘+N</text:span><text:tab/>Windows</text:p>
        <text:p text:style-name="P18">New Menu<text:tab/><text:span text:style-name="T14">⌥+⌘+N</text:span><text:tab/>Windows</text:p>
        <text:p text:style-name="P18">Close<text:tab/><text:span text:style-name="T14">⌘+W</text:span><text:tab/>Windows</text:p>
        <text:p text:style-name="P18">Close All<text:tab/><text:span text:style-name="T14">⇧+⌘+W</text:span><text:tab/>Windows</text:p>
        <text:p text:style-name="P18">Save<text:tab/><text:span text:style-name="T14">⌘+S</text:span><text:tab/>Windows</text:p>
        <text:p text:style-name="P18">Save All<text:tab/><text:span text:style-name="T14">⇧+⌘+S</text:span><text:tab/>Windows</text:p>
        <text:p text:style-name="Text_20_body">Rename<text:tab/>F2<text:tab/>Windows</text:p>
        <text:p text:style-name="Text_20_body">Refresh<text:tab/>F5<text:tab/>Windows</text:p>
        <text:p text:style-name="P18">Print<text:tab/><text:span text:style-name="T14">⌘+P</text:span><text:tab/>Windows</text:p>
        <text:p text:style-name="P18">Properties<text:tab/><text:span text:style-name="T14">⌘+I</text:span><text:tab/>Windows</text:p>
        <text:h text:style-name="Heading_20_1" text:outline-level="1">Edit</text:h>
        <text:p text:style-name="P18">Undo<text:tab/><text:span text:style-name="T14">⌘+Z</text:span><text:tab/>Dialogs, Windows</text:p>
        <text:p text:style-name="P4"><text:span text:style-name="T5">Redo<text:tab/></text:span><text:span text:style-name="T6">⇧</text:span><text:span text:style-name="T8">+</text:span><text:span text:style-name="T6">⌘</text:span><text:span text:style-name="T8">+</text:span><text:span text:style-name="T6">Z</text:span><text:span text:style-name="T5"><text:tab/>Dialogs, Windows</text:span></text:p>
        <text:p text:style-name="P18">Cut<text:tab/><text:span text:style-name="T14">⌘+X</text:span><text:tab/>Dialogs, Windows</text:p>
        <text:p text:style-name="P18">Copy<text:tab/><text:span text:style-name="T14">⌘+C</text:span><text:tab/>Dialogs, Windows</text:p>
        <text:p text:style-name="P18">Paste<text:tab/><text:span text:style-name="T14">⌘+V</text:span><text:tab/>Dialogs, Windows</text:p>
        <text:p text:style-name="P18">Delete<text:tab/><text:span text:style-name="T14">⌦</text:span><text:tab/>Windows</text:p>
        <text:p text:style-name="P18">Select All<text:tab/><text:span text:style-name="T14">⌘+A</text:span><text:tab/>Dialogs, Windows</text:p>
        <text:p text:style-name="P18">Find and Replace<text:tab/><text:span text:style-name="T14">⌘+F</text:span><text:tab/>Windows</text:p>
        <text:p text:style-name="P18">Find Next<text:tab/><text:span text:style-name="T14">⌘+K</text:span><text:tab/>Editing Text</text:p>
        <text:p text:style-name="P18">Find Previous<text:tab/><text:span text:style-name="T14">⇧+⌘+K</text:span><text:tab/>Editing Text</text:p>
        <text:p text:style-name="P18">Incremental Find<text:tab/><text:span text:style-name="T14">⌘+J</text:span><text:tab/>Editing Text</text:p>
        <text:p text:style-name="P18">Reverse Incremental Find<text:tab/><text:span text:style-name="T14">⇧+⌘+J</text:span><text:tab/>Editing Text</text:p>
        <text:p text:style-name="P19">Toggle Insert Mode<text:tab/><text:span text:style-name="T15">⇧+⌘+Insert</text:span><text:tab/>Editing Text</text:p>
        <text:p text:style-name="Text_20_body">Show Tooltip Description<text:tab/>F2<text:tab/>Editing Text</text:p>
        <text:p text:style-name="P19">Content Assist<text:tab/><text:span text:style-name="T15">⌃+Space</text:span><text:tab/>Dialogs, Windows<text:line-break/>Context Information<text:tab/><text:span text:style-name="T15">⌃+⇧+Space</text:span><text:tab/>Dialogs, Windows</text:p>
        <text:p text:style-name="P19">Word Completion<text:tab/><text:span text:style-name="T15">⌃+.</text:span><text:tab/>Editing Text</text:p>
        <text:p text:style-name="P19">Quick Fix<text:tab/><text:span text:style-name="T15">⌘+1</text:span><text:tab/>Dialogs, Windows</text:p>
        <text:p text:style-name="P19">Quick Diff Toggle<text:tab/><text:span text:style-name="T15">⌃+⇧+Q</text:span><text:tab/>Editing Text</text:p>
        <text:p text:style-name="P26">Toggle Block Selection<text:tab/><text:span text:style-name="T15">⌥+⌘+A</text:span><text:tab/>Editing Text</text:p>
        <text:p text:style-name="P26"><text:span text:style-name="T9">Toggle Split Editor horizontal<text:tab/></text:span><text:span text:style-name="T10">⇧+⌘+-</text:span><text:span text:style-name="T9"><text:tab/>Windows</text:span></text:p>
        <text:p text:style-name="P26"><text:span text:style-name="T9">Toggle Split Editor vertical<text:tab/></text:span><text:span text:style-name="T10">⇧+⌘+[</text:span><text:span text:style-name="T9"><text:tab/>Windows</text:span></text:p>
        <text:h text:style-name="Heading_20_1" text:outline-level="1">Search</text:h>
        <text:p text:style-name="P19">Open Search Dialog<text:tab/><text:span text:style-name="T15">⌃+H</text:span><text:tab/>Windows</text:p>
        <text:p text:style-name="P19"><text:span text:style-name="T15">Find</text:span> Text in Workspace<text:tab/><text:span text:style-name="T15">⌥+⌘+G</text:span><text:tab/>Windows</text:p>
        <text:p text:style-name="P19">Search References in Ws<text:tab/><text:span text:style-name="T15">⇧+⌘+G</text:span><text:tab/>Windows</text:p>
        <text:p text:style-name="P19">Search Declaration in Ws<text:tab/><text:span text:style-name="T15">⌘+G</text:span><text:tab/>Windows</text:p>
        <text:p text:style-name="P27"><text:span text:style-name="T15">Show</text:span> Occurrences in File<text:tab/><text:span text:style-name="T15">⇧+⌘+U</text:span><text:tab/>Windows</text:p>
        <text:h text:style-name="P39" text:outline-level="1">Text Editing – Selection</text:h>
        <text:p text:style-name="P36">Select to Line Start<text:tab/><text:span text:style-name="T16">⇧+⌘+←</text:span><text:tab/>Editing Text</text:p>
        <text:p text:style-name="P36">Select to Line End<text:tab/><text:span text:style-name="T16">⇧+↘</text:span><text:tab/>Editing Text</text:p>
        <text:p text:style-name="P36">Select Previous Word<text:tab/><text:span text:style-name="T16">⌥+⇧+←</text:span><text:tab/>Editing Text</text:p>
        <text:p text:style-name="P36"><text:span text:style-name="T11">Select Next Word<text:tab/></text:span><text:span text:style-name="T12">⌥+⇧+→</text:span><text:span text:style-name="T11"><text:tab/>Editing Text</text:span></text:p>
        <text:p text:style-name="Text_20_body"/>
        <text:h text:style-name="P42" text:outline-level="1">Text Editing – Navigation</text:h>
        <text:p text:style-name="P19">Cursor to Text Start<text:tab/><text:span text:style-name="T15">⌘+↖</text:span><text:tab/>Editing Text</text:p>
        <text:p text:style-name="P19">Cursor to Text End<text:tab/><text:span text:style-name="T15">↘</text:span><text:tab/>Editing Text</text:p>
        <text:p text:style-name="P19">Cursor to Line Start<text:tab/><text:span text:style-name="T15">⌘+←</text:span><text:tab/>Editing Text</text:p>
        <text:p text:style-name="P19">Cursor to Line End<text:tab/><text:span text:style-name="T15">⌘+→</text:span><text:tab/>Editing Text</text:p>
        <text:p text:style-name="P19">Cursor to Previous Word<text:tab/><text:span text:style-name="T15">⌥+←</text:span><text:tab/>Editing Text</text:p>
        <text:p text:style-name="P19">Cursor to Next Word<text:tab/><text:span text:style-name="T15">⌥+→</text:span><text:tab/>Editing Text</text:p>
        <text:p text:style-name="P19">Go to Line<text:tab/><text:span text:style-name="T15">⌘+L</text:span><text:tab/>Editing Text</text:p>
        <text:p text:style-name="P19">Toggle Folding<text:tab/><text:span text:style-name="T15">⌘+Num_/</text:span><text:tab/>Editing Text</text:p>
        <text:p text:style-name="P19">Collapse<text:tab/><text:span text:style-name="T15">⌘+Num_-</text:span><text:tab/>Editing Text</text:p>
        <text:p text:style-name="P19">Collapse All<text:tab/><text:span text:style-name="T15">⇧+⌘+Num_/</text:span><text:tab/>Editing Text</text:p>
        <text:p text:style-name="P19">Expand<text:tab/><text:span text:style-name="T15">⌘+Num_+</text:span><text:tab/>Editing Text</text:p>
        <text:p text:style-name="P19">Expand All<text:tab/><text:span text:style-name="T15">⇧+⌘Num_*<text:tab/></text:span>Editing Text</text:p>
        <text:p text:style-name="P19">Show Ruler Context Menu<text:tab/><text:span text:style-name="T15">⌘+F10</text:span><text:tab/>Editing Text</text:p>
        <text:p text:style-name="P11">Toggle Word Wrap<text:tab/><text:span text:style-name="T15">⌥+⌘Y</text:span><text:tab/>Editing Text</text:p>
        <text:p text:style-name="P11">Zoom In<text:tab/><text:span text:style-name="T15">⌘++</text:span><text:tab/>Editing Text</text:p>
        <text:p text:style-name="P11">Zoom In <text:tab/><text:span text:style-name="T15">⌘+=</text:span><text:tab/>Editing Text</text:p>
        <text:p text:style-name="P11">Zoom Out <text:tab/><text:span text:style-name="T15">⌘+-</text:span><text:tab/>Editing Text</text:p>
        <text:h text:style-name="Heading_20_1" text:outline-level="1">Text Editing – Modification</text:h>
        <text:p text:style-name="P20">Insert Line Above <text:tab/><text:span text:style-name="T16">⇧+⌘+↩</text:span><text:tab/>Editing Text</text:p>
        <text:p text:style-name="P20">Insert Line Below <text:tab/><text:span text:style-name="T16">⇧+↩</text:span><text:tab/>Editing Text</text:p>
        <text:p text:style-name="P22"><text:span text:style-name="T17">Duplicate</text:span> Lines <text:tab/><text:span text:style-name="T17">⌘+B</text:span><text:tab/>Editing Text</text:p>
        <text:p text:style-name="P18">Copy Lines Down<text:tab/><text:span text:style-name="T14">⌥+⌘+↓</text:span><text:tab/>Editing Text</text:p>
        <text:p text:style-name="P20">Move Lines Up<text:tab/><text:span text:style-name="T16">⌥+↑</text:span><text:tab/>Editing Text</text:p>
        <text:p text:style-name="P20">Move Lines Down<text:tab/><text:span text:style-name="T16">⌥+↓</text:span><text:tab/>Editing Text</text:p>
        <text:p text:style-name="P20">Delete Line<text:tab/><text:span text:style-name="T16">⌘+D</text:span><text:tab/>Editing Text</text:p>
        <text:p text:style-name="P20">Delete Previous Word<text:tab/><text:span text:style-name="T16">⌥+⌫</text:span><text:tab/>Editing Text</text:p>
        <text:p text:style-name="P20">Delete Next Word<text:tab/><text:span text:style-name="T16">⌥+⌦</text:span><text:tab/>Editing Text</text:p>
        <text:p text:style-name="P20">Delete to End of Line<text:tab/><text:span text:style-name="T16">⇧+⌘+⌦</text:span><text:tab/>Editing Text</text:p>
        <text:p text:style-name="P20">Convert to Lower Case<text:tab/><text:span text:style-name="T16">⇧+⌘+Y</text:span><text:tab/>Editing Text</text:p>
        <text:p text:style-name="P20">Convert to Upper Case<text:tab/><text:span text:style-name="T16">⇧+⌘+X</text:span><text:tab/>Editing Text</text:p>
        <text:p text:style-name="Text_20_body">Toggle Overwrite<text:tab/>Insert<text:tab/>Editing Text</text:p>
        <text:h text:style-name="Heading_20_1" text:outline-level="1">Source Editing</text:h>
        <text:p text:style-name="P20">Show Source <text:span text:style-name="T16">Quick </text:span>Menu<text:tab/><text:span text:style-name="T16">⌥+⌘+S</text:span><text:tab/>In Windows</text:p>
        <text:p text:style-name="P20">Toggle Comment<text:tab/><text:span text:style-name="T16">⌘+/</text:span><text:tab/>Editing Sourc</text:p>
        <text:p text:style-name="P20">Toggle Comment<text:tab/><text:span text:style-name="T16">⌘+7</text:span><text:tab/>Editing Source</text:p>
        <text:p text:style-name="P20">Toggle Mark Occurrences<text:tab/><text:span text:style-name="T16">⌥+⌘+O</text:span><text:tab/>Editing Source</text:p>
        <text:p text:style-name="P20">Format<text:tab/><text:span text:style-name="T16">⇧+⌘+F</text:span><text:tab/>Editing Source</text:p>
        <text:p text:style-name="P7">Annotate Class File<text:tab/><text:span text:style-name="T16">⌘+1</text:span><text:tab/>Browse Att. Src.</text:p>
        <text:p text:style-name="P7"><text:span text:style-name="T4">Open Hyperlink<text:tab/>F3<text:tab/>Editing Text</text:span></text:p>
        <text:h text:style-name="P39" text:outline-level="1">Java Editing – Selection</text:h>
        <text:p text:style-name="P36">Select Enclosing Element<text:tab/><text:span text:style-name="T16">⌃+⇧+⇞</text:span><text:tab/>Editing Java Src</text:p>
        <text:p text:style-name="P36">Select Previous Element<text:tab/><text:span text:style-name="T16">⌃+⇧+↖</text:span><text:tab/>Editing Java Src</text:p>
        <text:p text:style-name="P36">Select Next Element<text:tab/><text:span text:style-name="T16">⌃+⇧+↘</text:span><text:tab/>Editing Java Src</text:p>
        <text:p text:style-name="P36">Restore Last Selection<text:tab/><text:span text:style-name="T16">⌃+⇧+⇟</text:span><text:tab/>Editing Java Src</text:p>
        <text:p text:style-name="P33"><text:span text:style-name="T18">Context Information</text:span><text:tab/><text:span text:style-name="T18">⌃+⇧+Space</text:span><text:tab/>Editing Java Src</text:p>
        <text:h text:style-name="P44" text:outline-level="1"/>
        <text:h text:style-name="P43" text:outline-level="1">Java Editing – Navigation</text:h>
        <text:p text:style-name="P20">Go to Previous Member<text:tab/><text:span text:style-name="T16">⌃+⌥+↑</text:span><text:tab/>Editing Java Src</text:p>
        <text:p text:style-name="P20">Go to Next Member<text:tab/><text:span text:style-name="T16">⌃+⌥+↓</text:span><text:tab/>Editing Java Src</text:p>
        <text:p text:style-name="P20">Go to Matching Bracket<text:tab/><text:span text:style-name="T16">⇧+⌘+P</text:span><text:tab/>Editing Java Src</text:p>
        <text:p text:style-name="Text_20_body">Open Declaration<text:tab/>F3<text:tab/>Windows</text:p>
        <text:p text:style-name="Text_20_body">Open Type Hierarchy<text:tab/>F4<text:tab/>Windows</text:p>
        <text:p text:style-name="P20">Open Call Hierarchy<text:tab/><text:span text:style-name="T16">⌃+⌥+H</text:span><text:tab/>Windows</text:p>
        <text:p text:style-name="P20">Open Attached Javadoc<text:tab/><text:span text:style-name="T16">⇧+F2</text:span><text:tab/>Windows</text:p>
        <text:p text:style-name="P20">Open Structure<text:tab/><text:span text:style-name="T16">⌘+F3</text:span><text:tab/>Editing Java Src</text:p>
        <text:p text:style-name="P20">Quick Hierarchy<text:tab/><text:span text:style-name="T16">⌘+T</text:span><text:tab/>Editing Java Src</text:p>
        <text:p text:style-name="P20">Quick Outline<text:tab/><text:span text:style-name="T16">⌘+O</text:span><text:tab/>Editing Java Src</text:p>
        <text:p text:style-name="P20">Show In Breadcrumb<text:tab/><text:span text:style-name="T16">⌥+⌘+B</text:span><text:tab/>Editing Java Src</text:p>
        <text:h text:style-name="Heading_20_1" text:outline-level="1">Java Editing – Modification</text:h>
        <text:p text:style-name="P21">Add Block Comment<text:tab/><text:span text:style-name="T17">⌃+⌘</text:span><text:tab/>Editing Java Src</text:p>
        <text:p text:style-name="P21">Remove Block Comment<text:tab/><text:span text:style-name="T17">⌃+⌘+\</text:span><text:tab/>Editing Java Src</text:p>
        <text:p text:style-name="P21">Add Javadoc Comment<text:tab/><text:span text:style-name="T17">⌥+⌘+J</text:span><text:tab/>Editing Java Src</text:p>
        <text:p text:style-name="P21">Correct Indentation<text:tab/><text:span text:style-name="T17">⌘+I</text:span><text:tab/>Editing Java Src</text:p>
        <text:p text:style-name="P21">Add Import<text:tab/><text:span text:style-name="T17">⇧+⌘+M</text:span><text:tab/>Editing Java Src</text:p>
        <text:p text:style-name="P21">Organize Imports<text:tab/><text:span text:style-name="T17">⇧+⌘+O</text:span><text:tab/>In Windows</text:p>
        <text:p text:style-name="P21">Surround With Menu<text:tab/><text:span text:style-name="T17">⌥+⌘+Z</text:span><text:tab/>In Windows</text:p>
        <text:p text:style-name="P21">Remove Occurrence<text:tab/><text:span text:style-name="T17">⌥+⌘+U</text:span><text:tab/>Editing Java Src</text:p>
        <text:h text:style-name="Heading_20_1" text:outline-level="1">Java Quick Assist</text:h>
        <text:p text:style-name="P21">Assign to Local Variable<text:tab/><text:span text:style-name="T17">⌘+2 L</text:span><text:tab/>Editing Java Src</text:p>
        <text:p text:style-name="P21">Assign to Field<text:tab/><text:span text:style-name="T17">⌘+2 F</text:span><text:tab/>Editing Java Src</text:p>
        <text:p text:style-name="P8">Extract Method<text:tab/><text:span text:style-name="T17">⌘+2 M</text:span><text:tab/>Editing Java Src</text:p>
        <text:p text:style-name="P21">Rename in File<text:tab/><text:span text:style-name="T17">⌘+2 R</text:span><text:tab/>Editing Java Src</text:p>
        <text:h text:style-name="Heading_20_1" text:outline-level="1">Java Refactoring</text:h>
        <text:p text:style-name="P21">Show Refactor Menu<text:tab/><text:span text:style-name="T17">⌥+⌘+T</text:span><text:tab/>Windows</text:p>
        <text:p text:style-name="P21">Rename <text:tab/><text:span text:style-name="T17">⌥+⌘+R</text:span><text:tab/>Windows</text:p>
        <text:p text:style-name="P21">Move <text:tab/><text:span text:style-name="T17">⌥+⌘+V</text:span><text:tab/>Windows</text:p>
        <text:p text:style-name="P21">Change Method Signature<text:tab/><text:span text:style-name="T17">⌥+⌘+C</text:span><text:tab/>Windows</text:p>
        <text:p text:style-name="P21">Extract Method<text:tab/><text:span text:style-name="T17">⌥+⌘+M</text:span><text:tab/>Windows</text:p>
        <text:p text:style-name="P21">Extract Local Variable<text:tab/><text:span text:style-name="T17">⌥+⌘+L</text:span><text:tab/>Windows</text:p>
        <text:p text:style-name="P21">Inline<text:tab/><text:span text:style-name="T17">⌥+⌘+I</text:span><text:tab/>Windows</text:p>
        <text:h text:style-name="Heading_20_1" text:outline-level="1">Java Project</text:h>
        <text:p text:style-name="P37">Build All<text:tab/><text:span text:style-name="T17">⌘+B</text:span><text:tab/>Windows</text:p>
        <text:h text:style-name="P46" text:outline-level="1">Ant Editing</text:h>
        <text:p text:style-name="P36">Open External Doc.<text:tab/><text:span text:style-name="T21">⇧+F2</text:span><text:tab/>Editing Ant Files</text:p>
        <text:p text:style-name="P38">Rename In File<text:tab/><text:span text:style-name="T21">⌥+⌘+R</text:span><text:tab/>Editing Ant Files</text:p>
        <text:h text:style-name="P42" text:outline-level="1"><text:soft-page-break/>Run</text:h>
        <text:p text:style-name="P23">Run<text:tab/><text:span text:style-name="T19">⇧+⌘+F11</text:span><text:tab/>Windows</text:p>
        <text:p text:style-name="P23">Run Ant Build<text:tab/><text:span text:style-name="T19">⌥+⌘+X Q</text:span><text:tab/>Windows</text:p>
        <text:p text:style-name="P23">Run Eclipse Application<text:tab/><text:span text:style-name="T19">⌥+⌘+X E</text:span><text:tab/>Windows</text:p>
        <text:p text:style-name="P23">Run Java Applet<text:tab/><text:span text:style-name="T19">⌥+⌘+X</text:span> A<text:tab/>Windows</text:p>
        <text:p text:style-name="P23">Run Java Application<text:tab/><text:span text:style-name="T19">⌥+⌘+X</text:span> J<text:tab/>Windows</text:p>
        <text:p text:style-name="P23">Run JUnit Plug-in Test<text:tab/><text:span text:style-name="T19">⌥+⌘+X</text:span> P<text:tab/>Windows</text:p>
        <text:p text:style-name="P23">Run JUnit Test<text:tab/><text:span text:style-name="T19">⌥+⌘+X</text:span> T<text:tab/>Windows</text:p>
        <text:p text:style-name="P23">Run OSGi Framework<text:tab/><text:span text:style-name="T19">⌥+⌘+X</text:span> O<text:tab/>Windows</text:p>
        <text:h text:style-name="Heading_20_1" text:outline-level="1">Debug</text:h>
        <text:p text:style-name="P23">Debug Ant Build<text:tab/><text:span text:style-name="T19">⌃+⌥+⌘D Q</text:span><text:tab/>Windows</text:p>
        <text:p text:style-name="P23">Debug Eclipse Application<text:tab/><text:span text:style-name="T19">⌃+⌥+⌘D</text:span> E<text:tab/>Windows</text:p>
        <text:p text:style-name="P23">Debug Java Applet<text:tab/><text:span text:style-name="T19">⌃+⌥+⌘D</text:span> A<text:tab/>Windows</text:p>
        <text:p text:style-name="P23">Debug Java Application<text:tab/><text:span text:style-name="T19">⌃+⌥+⌘D</text:span> J<text:tab/>Windows</text:p>
        <text:p text:style-name="P23">Debug JUnit Plug-in Test<text:tab/><text:span text:style-name="T19">⌃+⌥+⌘D</text:span> P<text:tab/>Windows</text:p>
        <text:p text:style-name="P23">Debug JUnit Test<text:tab/><text:span text:style-name="T19">⌃+⌥+⌘D</text:span> T<text:tab/>Windows</text:p>
        <text:p text:style-name="P23">Debug OSGi Framework<text:tab/><text:span text:style-name="T19">⌃+⌥+⌘D</text:span> O<text:tab/>Windows</text:p>
        <text:h text:style-name="Heading_20_1" text:outline-level="1">Debugging</text:h>
        <text:p text:style-name="P23">Toggle Breakpoint<text:tab/><text:span text:style-name="T19">⇧+⌘+B</text:span><text:tab/>Windows</text:p>
        <text:p text:style-name="Text_20_body">Resume<text:tab/>F8<text:tab/>Debugging</text:p>
        <text:p text:style-name="P23">Terminate<text:tab/><text:span text:style-name="T19">⌘+F2</text:span><text:tab/>Debugging</text:p>
        <text:p text:style-name="Text_20_body">Step Into<text:tab/>F5<text:tab/>Debugging</text:p>
        <text:p text:style-name="P23">Step Into Selection<text:tab/><text:span text:style-name="T19">⌥+F5</text:span><text:tab/>Debugging</text:p>
        <text:p text:style-name="Text_20_body">Step Over<text:tab/>F6<text:tab/>Debugging</text:p>
        <text:p text:style-name="Text_20_body">Step Return<text:tab/>F7<text:tab/>Debugging</text:p>
        <text:p text:style-name="P23">Force Return<text:tab/><text:span text:style-name="T19">⌥+⌘+F</text:span><text:tab/>Windows</text:p>
        <text:p text:style-name="P23">Run to Line<text:tab/><text:span text:style-name="T19">⌘+R</text:span><text:tab/>Debugging</text:p>
        <text:p text:style-name="P23">Use Step Filters<text:tab/><text:span text:style-name="T19">⇧+F5</text:span><text:tab/>Windows</text:p>
        <text:p text:style-name="P23"><text:span text:style-name="T19">A</text:span>ll Instances<text:tab/><text:span text:style-name="T19">⇧+⌘+N</text:span><text:tab/>Windows</text:p>
        <text:p text:style-name="P23">Inspect<text:tab/><text:span text:style-name="T19">⇧+⌘+I</text:span><text:tab/>Dialogs, Windows</text:p>
        <text:p text:style-name="P23">Display<text:tab/><text:span text:style-name="T19">⇧+⌘+D</text:span><text:tab/>Dialogs, Windows</text:p>
        <text:p text:style-name="P23">Execute<text:tab/><text:span text:style-name="T19">⌘+U</text:span><text:tab/>Windows</text:p>
        <text:p text:style-name="P23">Java Breakpoint Properties<text:tab/><text:span text:style-name="T19">⌥+↩</text:span><text:tab/>Breakpoints View</text:p>
        <text:p text:style-name="P28">Undo<text:tab/><text:span text:style-name="T19">⌘+Z</text:span><text:tab/>Breakpoin<text:span text:style-name="T5">ts View</text:span></text:p>
        <text:p text:style-name="P23">Add Memory Block<text:tab/><text:span text:style-name="T19">⌥+⌘+M</text:span><text:tab/>Memory View</text:p>
        <text:p text:style-name="P23">Close Rendering<text:tab/><text:span text:style-name="T19">⌘+W</text:span><text:tab/>Memory View</text:p>
        <text:p text:style-name="P23">Toggle Memory Monitors<text:tab/><text:span text:style-name="T19">⌘+T</text:span><text:tab/>Memory View</text:p>
        <text:p text:style-name="P24">New Rendering<text:tab/><text:span text:style-name="T20">⌘+N</text:span><text:tab/>Memory View</text:p>
        <text:p text:style-name="P24">Next Memory Monitor<text:tab/><text:span text:style-name="T20">⌥+⌘+N</text:span><text:tab/>Memory View</text:p>
        <text:p text:style-name="P24">Next Page of Memory<text:tab/><text:span text:style-name="T20">⇧+⌘+.</text:span><text:tab/>Table Memory </text:p>
        <text:p text:style-name="P24">Previous Page Memory<text:tab/><text:span text:style-name="T20">⇧+⌘+,</text:span><text:tab/>Table Memory </text:p>
        <text:p text:style-name="P24">Go to Address<text:tab/><text:span text:style-name="T20">⌘+G</text:span><text:tab/>Table Memory</text:p>
        <text:p text:style-name="P24">EOF<text:tab/><text:span text:style-name="T20">⌃+D</text:span><text:tab/>I/O Console</text:p>
        <text:p text:style-name="P9">Skip All Breakpoints<text:tab/><text:span text:style-name="T20">⌥+⌘+B</text:span><text:tab/>Windows</text:p>
        <text:h text:style-name="Heading_20_1" text:outline-level="1"/>
        <text:h text:style-name="P45" text:outline-level="1">Navigate</text:h>
        <text:p text:style-name="P24">Open Type<text:tab/><text:span text:style-name="T20">⇧+⌘+T</text:span><text:tab/>Windows</text:p>
        <text:p text:style-name="P24">Open Type in Hierarchy<text:tab/><text:span text:style-name="T20">⇧+⌘+H</text:span><text:tab/>Windows</text:p>
        <text:p text:style-name="P24">Open Resource<text:tab/><text:span text:style-name="T20">⇧+⌘+R</text:span><text:tab/>Windows</text:p>
        <text:p text:style-name="P12">Open from Clipboard<text:tab/><text:span text:style-name="T20">⇧+⌘+V</text:span><text:tab/>Windows</text:p>
        <text:p text:style-name="P24">Show In Breadcrumb<text:tab/><text:span text:style-name="T20">⌥+⌘+B</text:span><text:tab/>Editor Breadcrumb </text:p>
        <text:p text:style-name="P24">Show In...<text:tab/><text:span text:style-name="T20">⌥+⌘+W</text:span><text:tab/>Windows</text:p>
        <text:p text:style-name="P24">Next<text:tab/><text:span text:style-name="T20">⌘+.</text:span><text:tab/>Windows</text:p>
        <text:p text:style-name="P24">Previous<text:tab/><text:span text:style-name="T20">⇧+⌘+.</text:span><text:tab/>Windows</text:p>
        <text:p text:style-name="P24">Last Edit Location<text:tab/><text:span text:style-name="T20">⌃+Q</text:span><text:tab/>Windows</text:p>
        <text:p text:style-name="P24">Backward History<text:tab/><text:span text:style-name="T20">⌥+⌘+←</text:span><text:tab/>Windows</text:p>
        <text:p text:style-name="P24">Backward History<text:tab/><text:span text:style-name="T20">⌘+[</text:span><text:tab/>Windows</text:p>
        <text:p text:style-name="P24">Forward History<text:tab/><text:span text:style-name="T20">⌥+⌘+→</text:span><text:tab/>Windows</text:p>
        <text:p text:style-name="P24">Forward History<text:tab/><text:span text:style-name="T20">⌘+]</text:span><text:tab/>Windows</text:p>
        <text:p text:style-name="P25">Next Page<text:tab/><text:span text:style-name="T21">⌘+C</text:span><text:tab/>Windows</text:p>
        <text:p text:style-name="P25">Prev<text:span text:style-name="T20">ious</text:span> Page<text:tab/><text:span text:style-name="T21">⌥+⇧+F7</text:span><text:tab/>Windows</text:p>
        <text:p text:style-name="P24">Next Sub-Tab<text:tab/><text:span text:style-name="T20">⌥+⇟</text:span><text:tab/>Dialogs, Windows</text:p>
        <text:p text:style-name="P24">Prev<text:span text:style-name="T20">ious </text:span>Sub-Tab<text:tab/><text:span text:style-name="T20">⌥+⇞</text:span><text:tab/>Dialogs, Windows</text:p>
        <text:h text:style-name="Heading_20_1" text:outline-level="1">Window</text:h>
        <text:p text:style-name="P25">Quick Access<text:tab/><text:span text:style-name="T21">⌘+3</text:span><text:tab/>Windows</text:p>
        <text:p text:style-name="P25">Activate Editor<text:tab/><text:span text:style-name="T21">⌘+F12</text:span><text:tab/>Windows</text:p>
        <text:p text:style-name="P25">Quick Switch Editor<text:tab/><text:span text:style-name="T21">⌘+E</text:span><text:tab/>Windows</text:p>
        <text:p text:style-name="Text_20_body">Switch to Editor<text:tab/>Shift+Ctrl+E<text:tab/>Windows</text:p>
        <text:p text:style-name="P25">Next Editor<text:tab/><text:span text:style-name="T21">⌘+F6</text:span><text:tab/>Windows</text:p>
        <text:p text:style-name="P25">Previous Editor<text:tab/><text:span text:style-name="T20">⇧+⌘+F6</text:span><text:tab/>Windows</text:p>
        <text:p text:style-name="P25">Maximize View or Editor<text:tab/><text:span text:style-name="T21">⌃+M</text:span><text:tab/>Windows</text:p>
        <text:p text:style-name="P25">Previous View<text:tab/><text:span text:style-name="T21">⇧+⌘+F7</text:span><text:tab/>Windows</text:p>
        <text:p text:style-name="P25">Next View<text:tab/><text:span text:style-name="T21">⌘+F7</text:span><text:tab/>Windows</text:p>
        <text:p text:style-name="P25">Show View Menu<text:tab/><text:span text:style-name="T21">⌘+F10</text:span><text:tab/>Dialogs, Windows</text:p>
        <text:p text:style-name="P25">Previous Perspective<text:tab/><text:span text:style-name="T21">⇧+⌘+F8</text:span><text:tab/>Windows</text:p>
        <text:p text:style-name="P25">Next Perspective<text:tab/><text:span text:style-name="T21">⌘+F8</text:span><text:tab/>Windows</text:p>
        <text:p text:style-name="P25">Show Key Assist<text:tab/><text:span text:style-name="T21">⇧+⌘+L</text:span><text:tab/>Dialogs, Windows</text:p>
        <text:p text:style-name="P25">Show System Menu<text:tab/><text:span text:style-name="T21">⇧+⌘+F10</text:span><text:tab/>Windows</text:p>
        <text:p text:style-name="P13">Toggle Full Screen<text:tab/><text:span text:style-name="T21">⌃+⌘+F</text:span><text:tab/>Windows</text:p>
        <text:h text:style-name="Heading_20_1" text:outline-level="1">Views</text:h>
        <text:p text:style-name="P25">Show View<text:tab/><text:span text:style-name="T21">⌥+⌘+Q Q</text:span><text:tab/>Windows</text:p>
        <text:p text:style-name="P25">Show View: Breakpoints<text:tab/><text:span text:style-name="T21">⌥+⌘+Q Q</text:span><text:tab/>Windows</text:p>
        <text:p text:style-name="P25">Show View: Cheat Sheets<text:tab/><text:span text:style-name="T21">⌥+⌘+Q</text:span> H<text:tab/>Windows</text:p>
        <text:p text:style-name="P25">Show View: Console<text:tab/><text:span text:style-name="T21">⌥+⌘+Q</text:span> C<text:tab/>Windows</text:p>
        <text:p text:style-name="P25">Show View: Declaration<text:tab/><text:span text:style-name="T21">⌥+⌘+Q</text:span> D<text:tab/>Windows</text:p>
        <text:p text:style-name="P25">Show View: Error Log<text:tab/><text:span text:style-name="T21">⌥+⌘+Q</text:span> L<text:tab/>Windows</text:p>
        <text:p text:style-name="P25">Show View: History<text:tab/><text:span text:style-name="T21">⌥+⌘+Q</text:span> Z<text:tab/>Windows</text:p>
        <text:p text:style-name="P25">Show View: Javadoc<text:tab/><text:span text:style-name="T21">⌥+⌘+Q</text:span> J<text:tab/>Windows</text:p>
        <text:p text:style-name="P25">Show View: Outline<text:tab/><text:span text:style-name="T21">⌥+⌘+Q</text:span> O<text:tab/>Windows</text:p>
        <text:p text:style-name="P25">Show View: Package Expl.<text:tab/><text:span text:style-name="T21">⌥+⌘+Q </text:span>P<text:tab/>Windows</text:p>
        <text:p text:style-name="P25">Show View: Problems<text:tab/><text:span text:style-name="T21">⌥+⌘+Q</text:span> X<text:tab/>Windows</text:p>
        <text:p text:style-name="P25">Show View: Search<text:tab/><text:span text:style-name="T21">⌥+⌘+Q</text:span> S<text:tab/>Windows</text:p>
        <text:p text:style-name="P25">Show View: Synchronize<text:tab/><text:span text:style-name="T21">⌥+⌘+Q</text:span> Y<text:tab/>Windows</text:p>
        <text:p text:style-name="P25">Show View: Type Hierarchy<text:tab/><text:span text:style-name="T21">⌥+⌘+Q</text:span> T<text:tab/>Windows</text:p>
        <text:p text:style-name="P25">Show View: Variables<text:tab/><text:span text:style-name="T21">⌥+⌘+Q</text:span> V<text:tab/>Windows</text:p>
        <text:h text:style-name="Heading_20_1" text:outline-level="1">Plug-in Development</text:h>
        <text:p text:style-name="P25">Open Plug-in Artifact<text:tab/><text:span text:style-name="T21">⇧+⌘+A</text:span><text:tab/>Windows</text:p>
        <text:p text:style-name="P29">O<text:span text:style-name="T5">pen Manifest<text:tab/></text:span><text:span text:style-name="T7">⌥+⇧+⌘M</text:span><text:span text:style-name="T5"><text:tab/>Windows</text:span></text:p>
        <text:p text:style-name="P25">Format Source<text:tab/><text:span text:style-name="T21">⇧+⌘+F</text:span><text:tab/>Manifest Editor</text:p>
        <text:p text:style-name="P25">Quick Outline<text:tab/><text:span text:style-name="T21">⌘+O</text:span><text:tab/>Manifest Editor</text:p>
        <text:h text:style-name="Heading_20_1" text:outline-level="1">Plug-in Spy</text:h>
        <text:p text:style-name="P25">Plug-in Selection Spy<text:tab/><text:span text:style-name="T21">⌥+⇧+F1</text:span><text:tab/>Dialogs, Windows</text:p>
        <text:p text:style-name="P25">Plug-in Menu Spy<text:tab/><text:span text:style-name="T21">⌥+⇧+F2</text:span><text:tab/>Dialogs, Windows</text:p>
        <text:p text:style-name="P5">Show Contrib. Plug-in<text:tab/><text:span text:style-name="T22">⌥+⇧+F3</text:span> <text:tab/>Dialogs, Windows</text:p>
        <text:p text:style-name="P30">Layout Spy<text:tab/>⌥+⇧+⌘+F9<text:tab/>Dialogs, Windows</text:p>
        <text:h text:style-name="P39" text:outline-level="1">Git <text:span text:style-name="T19">(EGit required)</text:span></text:h>
        <text:p text:style-name="P32">Comm<text:span text:style-name="T5">it...<text:tab/></text:span><text:span text:style-name="T8">⌥+⌘+3</text:span><text:span text:style-name="T5"><text:tab/>In Windows</text:span></text:p>
        <text:p text:style-name="P34">Copy Path to Clipboard<text:tab/><text:span text:style-name="T23">⌘+C</text:span><text:tab/>In Git Repo View</text:p>
        <text:p text:style-name="P31">Paste Repo Path or URI<text:tab/><text:span text:style-name="T23">⌘+V</text:span><text:tab/>In Git Repo View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vertical-align="bottom">
        <style:tab-stops>
          <style:tab-stop style:position="1.339in"/>
          <style:tab-stop style:position="2.3626in"/>
        </style:tab-stops>
      </style:paragraph-properties>
      <style:text-properties style:font-name="Nimbus Sans L" fo:font-family="'Nimbus Sans L'" style:font-style-name="Regular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>
        <style:tab-stops>
          <style:tab-stop style:position="1.5354in"/>
          <style:tab-stop style:position="2.5591in"/>
        </style:tab-stops>
      </style:paragraph-properties>
      <style:text-properties fo:font-size="8.5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fo:padding="0in" fo:border-left="none" fo:border-right="none" fo:border-top="none" fo:border-bottom="0.51pt solid #000000" style:shadow="none"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  <style:text-properties style:font-name="Nimbus Sans L1" fo:font-family="'Nimbus Sans L'" style:font-style-name="Bold" style:font-family-generic="swiss" style:font-pitch="variable" fo:font-size="11pt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ext" style:family="paragraph" style:parent-style-name="Caption" style:class="extra">
      <style:paragraph-properties>
        <style:tab-stops/>
      </style:paragraph-properties>
      <style:text-properties style:font-name="Nimbus Mono L" fo:font-family="'Nimbus Mono L'" style:font-style-name="Regular" style:font-family-generic="modern" style:font-pitch="fixed" fo:font-size="11pt" fo:font-style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181in" fo:margin-bottom="0.0398in" loext:contextual-spacing="false" fo:text-indent="0in" style:auto-text-indent="false">
        <style:tab-stops>
          <style:tab-stop style:position="1.339in"/>
          <style:tab-stop style:position="2.3626in"/>
        </style:tab-stops>
      </style:paragraph-properties>
      <style:text-properties style:font-name="Nimbus Sans L1" fo:font-family="'Nimbus Sans L'" style:font-style-name="Bold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in" fo:border-left="none" fo:border-right="none" fo:border-top="none" fo:border-bottom="0.06pt solid #000000" style:shadow="none"/>
    </style:style>
    <style:style style:name="MT1" style:family="text">
      <style:text-properties fo:font-size="13pt" style:font-size-asian="13pt" style:font-size-complex="13pt"/>
    </style:style>
    <style:style style:name="MT2" style:family="text">
      <style:text-properties fo:font-size="13pt" officeooo:rsid="00159ffc" style:font-size-asian="13pt" style:font-size-complex="13pt"/>
    </style:style>
    <style:style style:name="MT3" style:family="text">
      <style:text-properties fo:font-size="13pt" officeooo:rsid="0018093f" style:font-size-asian="13pt" style:font-size-complex="13pt"/>
    </style:style>
    <style:page-layout style:name="Mpm1">
      <style:page-layout-properties fo:page-width="11.6929in" fo:page-height="8.2681in" style:num-format="1" style:print-orientation="landscape" fo:margin-top="0.2563in" fo:margin-bottom="0.2563in" fo:margin-left="0.2756in" fo:margin-right="0.275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3" fo:column-gap="0.2362in">
          <style:column-sep style:width="0.0008in" style:color="#000000" style:height="100%" style:style="solid"/>
          <style:column style:rel-width="21845*" fo:start-indent="0in" fo:end-indent="0.1181in"/>
          <style:column style:rel-width="21845*" fo:start-indent="0.1181in" fo:end-indent="0.1181in"/>
          <style:column style:rel-width="21845*" fo:start-indent="0.118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154in" fo:margin-left="0in" fo:margin-right="0in" fo:margin-bottom="0.157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 Shortcuts of the Eclipse SDK 4.</text:span><text:span text:style-name="MT2">7</text:span><text:span text:style-name="MT1">.</text:span><text:span text:style-name="MT3">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llaton</meta:initial-creator>
    <meta:creation-date>2011-02-16T16:40:31</meta:creation-date>
    <dc:date>2018-01-28T19:23:10.127711689</dc:date>
    <meta:editing-duration>PT3H53M44S</meta:editing-duration>
    <meta:editing-cycles>51</meta:editing-cycles>
    <meta:generator>LibreOffice/5.3.7.2$MacOSX_X86_64 LibreOffice_project/6b8ed514a9f8b44d37a1b96673cbbdd077e24059</meta:generator>
    <meta:document-statistic meta:table-count="0" meta:image-count="0" meta:object-count="0" meta:page-count="2" meta:paragraph-count="244" meta:word-count="1250" meta:character-count="7750" meta:non-whitespace-character-count="6722"/>
  </office:meta>
</office:document-meta>
</file>